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224f" officeooo:paragraph-rsid="001d224f"/>
    </style:style>
    <style:style style:name="P2" style:family="paragraph" style:parent-style-name="Text_20_body">
      <style:text-properties officeooo:rsid="001e47b4" officeooo:paragraph-rsid="001e47b4"/>
    </style:style>
    <style:style style:name="P3" style:family="paragraph" style:parent-style-name="Text_20_body">
      <style:text-properties officeooo:rsid="001fa611" officeooo:paragraph-rsid="001fa611"/>
    </style:style>
    <style:style style:name="P4" style:family="paragraph" style:parent-style-name="Text_20_body">
      <style:text-properties officeooo:rsid="0020c762" officeooo:paragraph-rsid="0020c762"/>
    </style:style>
    <style:style style:name="P5" style:family="paragraph" style:parent-style-name="Text_20_body">
      <style:text-properties officeooo:rsid="0021c646" officeooo:paragraph-rsid="0021c646"/>
    </style:style>
    <style:style style:name="P6" style:family="paragraph" style:parent-style-name="Text_20_body">
      <style:text-properties fo:font-weight="bold" officeooo:rsid="0022e044" officeooo:paragraph-rsid="0022e044" style:font-weight-asian="bold" style:font-weight-complex="bold"/>
    </style:style>
    <style:style style:name="P7" style:family="paragraph" style:parent-style-name="Text_20_body">
      <style:text-properties fo:font-weight="bold" officeooo:rsid="0024ac70" officeooo:paragraph-rsid="0024ac70" style:font-weight-asian="bold" style:font-weight-complex="bold"/>
    </style:style>
    <style:style style:name="P8" style:family="paragraph" style:parent-style-name="Text_20_body">
      <style:text-properties fo:font-weight="bold" officeooo:rsid="0025308c" officeooo:paragraph-rsid="0025308c" style:font-weight-asian="bold" style:font-weight-complex="bold"/>
    </style:style>
    <style:style style:name="P9" style:family="paragraph" style:parent-style-name="Text_20_body">
      <style:text-properties fo:font-weight="normal" officeooo:rsid="0022e044" officeooo:paragraph-rsid="0022e044" style:font-weight-asian="normal" style:font-weight-complex="normal"/>
    </style:style>
    <style:style style:name="P10" style:family="paragraph" style:parent-style-name="Text_20_body">
      <style:text-properties fo:font-weight="normal" officeooo:rsid="0024ac70" officeooo:paragraph-rsid="0024ac70" style:font-weight-asian="normal" style:font-weight-complex="normal"/>
    </style:style>
    <style:style style:name="P11" style:family="paragraph" style:parent-style-name="Text_20_body">
      <style:text-properties fo:font-weight="normal" officeooo:rsid="0025308c" officeooo:paragraph-rsid="0025308c" style:font-weight-asian="normal" style:font-weight-complex="normal"/>
    </style:style>
    <style:style style:name="P12" style:family="paragraph" style:parent-style-name="Heading_20_1">
      <style:text-properties officeooo:rsid="001d224f" officeooo:paragraph-rsid="001d224f"/>
    </style:style>
    <style:style style:name="P13" style:family="paragraph" style:parent-style-name="Heading_20_1">
      <style:text-properties officeooo:rsid="0020c762" officeooo:paragraph-rsid="0022e044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61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a611" style:font-weight-asian="normal" style:font-weight-complex="normal"/>
    </style:style>
    <style:style style:name="T5" style:family="text">
      <style:text-properties officeooo:rsid="0022e044"/>
    </style:style>
    <style:style style:name="gr1" style:family="graphic">
      <style:graphic-properties draw:textarea-horizontal-align="justify" draw:textarea-vertical-align="middle" draw:auto-grow-height="false" fo:min-height="5.398cm" fo:min-width="1.8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59cm" fo:min-width="5.3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847cm" fo:min-width="5.3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332cm" fo:min-width="5.3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5.398cm" fo:min-width="2.6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459cm" fo:min-width="4.2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urs 20/03/2017</text:p>
      <text:h text:style-name="P12" text:outline-level="1">Remarques TD02 </text:h>
      <text:p text:style-name="P1">Factorielle reçoit plusieurs types de messages  </text:p>
      <text:p text:style-name="P1">-De la console JADE = REQUEST</text:p>
      <text:p text:style-name="P1">-De l’agent Mult = INFORM</text:p>
      <text:p text:style-name="P1"><draw:custom-shape text:anchor-type="paragraph" draw:z-index="0" draw:name="Forme1" draw:style-name="gr1" draw:text-style-name="P14" svg:width="1.826cm" svg:height="5.398cm" svg:x="6.29cm" svg:y="1.969cm"><text:p text:style-name="P14">Factorielle</text:p><draw:enhanced-geometry svg:viewBox="0 0 21600 21600" draw:type="rectangle" draw:enhanced-path="M 0 0 L 21600 0 21600 21600 0 21600 0 0 Z N"/></draw:custom-shape><draw:custom-shape text:anchor-type="paragraph" draw:z-index="1" draw:name="Forme2" draw:style-name="gr2" svg:width="6.139cm" svg:height="0.916cm" svg:x="0.152cm" svg:y="2.286cm"><text:p>Console JADE (REQUEST)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Forme2" draw:style-name="gr3" svg:width="6.139cm" svg:height="1.694cm" svg:x="0.152cm" svg:y="3.36cm"><text:p>Agent Mult (INFORM)<text:line-break/> + conversation ID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Forme2" draw:style-name="gr4" svg:width="6.139cm" svg:height="0.662cm" svg:x="0.152cm" svg:y="5.45cm"><text:p>Agent Stockage (FAILURE)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Forme2" draw:style-name="gr4" svg:width="6.139cm" svg:height="0.662cm" svg:x="0.152cm" svg:y="6.509cm"><text:p>Agent Stockage (CONFIRM)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" draw:name="Forme3" draw:style-name="gr5" draw:text-style-name="P15" svg:width="3.705cm" svg:height="0.712cm" svg:x="8.327cm" svg:y="2.471cm"><draw:text-box><text:p>Behaviour console</text:p></draw:text-box></draw:frame><draw:frame text:anchor-type="paragraph" draw:z-index="6" draw:name="Forme3" draw:style-name="gr5" draw:text-style-name="P15" svg:width="3.705cm" svg:height="0.712cm" svg:x="8.407cm" svg:y="3.926cm"><draw:text-box><text:p>Behaviour calcul</text:p></draw:text-box></draw:frame><draw:frame text:anchor-type="paragraph" draw:z-index="7" draw:name="Forme3" draw:style-name="gr5" draw:text-style-name="P15" svg:width="3.705cm" svg:height="0.712cm" svg:x="8.486cm" svg:y="5.884cm"><draw:text-box><text:p>Behaviour stockage</text:p></draw:text-box></draw:frame>On doit <text:span text:style-name="T1">préciser </text:span>dans la conversation avec l’agent Mult le <text:span text:style-name="T1">conversation-id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custom-shape text:anchor-type="paragraph" draw:z-index="8" draw:name="Forme1" draw:style-name="gr6" draw:text-style-name="P14" svg:width="2.7cm" svg:height="5.398cm" svg:x="4.676cm" svg:y="1.969cm"><text:p text:style-name="P14">Multiplication</text:p><draw:enhanced-geometry svg:viewBox="0 0 21600 21600" draw:type="rectangle" draw:enhanced-path="M 0 0 L 21600 0 21600 21600 0 21600 0 0 Z N"/></draw:custom-shape><draw:custom-shape text:anchor-type="paragraph" draw:z-index="9" draw:name="Forme2" draw:style-name="gr7" svg:width="4.816cm" svg:height="0.916cm" svg:x="0.152cm" svg:y="2.286cm"><text:p>Factorielle REQUEST 10.9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name="Forme3" draw:style-name="gr5" draw:text-style-name="P15" svg:width="3.705cm" svg:height="0.976cm" svg:x="7.613cm" svg:y="2.127cm"><draw:text-box><text:p>Attente de produit à faire</text:p></draw:text-box></draw:frame><draw:frame text:anchor-type="paragraph" draw:z-index="11" draw:name="Forme3" draw:style-name="gr5" draw:text-style-name="P15" svg:width="3.705cm" svg:height="0.712cm" svg:x="12.375cm" svg:y="2.127cm"><draw:text-box><text:p>Behaviour attente</text:p></draw:text-box></draw:frame><draw:frame text:anchor-type="paragraph" draw:z-index="12" draw:name="Forme3" draw:style-name="gr5" draw:text-style-name="P15" svg:width="3.705cm" svg:height="0.976cm" svg:x="11.952cm" svg:y="3.582cm"><draw:text-box><text:p>Regarde s’il existe un message</text:p></draw:text-box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Remar<text:tab/>que : <text:line-break/></text:span><text:span text:style-name="T3">Plusieurs types de Behaviours : OneShot, Cyclic, Waker(pas bloquant), Ticker, </text:span><text:span text:style-name="T4">Composites(Séquentiel/Parallèle) </text:span></text:p>
      <text:p text:style-name="P2"><text:span text:style-name="T3">Pour les agents Mult qui vont attendre, il faut créer une classe qui va hériter de </text:span><text:span text:style-name="T1">Waker behaviour </text:span><text:span text:style-name="T3">. </text:span><text:span text:style-name="T4">Dans cette classe, le mécanisme d’attente est déjà programmé. Il faut surcharger la méthode </text:span><text:span text:style-name="T2">Onwake</text:span><text:span text:style-name="T4">(). </text:span></text:p>
      <text:p text:style-name="P3"><text:soft-page-break/><text:span text:style-name="T3">Pour le TD, ne pas utiliser de sleep mais la classe WakerBehaviour. </text:span></text:p>
      <text:h text:style-name="P13" text:outline-level="1">Cours –Systèmes Multi-agents <text:span text:style-name="T5">Communication</text:span></text:h>
      <text:p text:style-name="P4"/>
      <text:h text:style-name="Heading_20_2" text:outline-level="2">Actes de langage : </text:h>
      <text:p text:style-name="P5">+rs types d’actes de langage :</text:p>
      <text:p text:style-name="P5">-Acte représentatif : donner une info </text:p>
      <text:p text:style-name="P5">-Acte directif : demander de faire quelque chose </text:p>
      <text:p text:style-name="P5">-Acte commissif : s’engager à faire quelque chose </text:p>
      <text:p text:style-name="P5">-Acte expressif : </text:p>
      <text:p text:style-name="P5">…</text:p>
      <text:h text:style-name="Heading_20_3" text:outline-level="3">Structure d’un acte de langage </text:h>
      <text:p text:style-name="P5">2 composantes : </text:p>
      <text:p text:style-name="P5"><text:tab/>*verbe (performatif)</text:p>
      <text:p text:style-name="P5"><text:tab/>*contenu </text:p>
      <text:p text:style-name="P5">On peut avoir le mm contenu avec des intentions différentes. </text:p>
      <text:h text:style-name="Heading_20_3" text:outline-level="3">Normes pour exprimer le contenu des messages : </text:h>
      <text:p text:style-name="P6">KQML et KIF </text:p>
      <text:p text:style-name="P6">FIPA </text:p>
      <text:p text:style-name="P9">Orga de Standardisation des SMA.</text:p>
      <text:p text:style-name="P9">Une plateforme FIPA doit communiquer et recevoir des messages de la part d’une autre plateforme FIPA. </text:p>
      <text:p text:style-name="P10">Norme pour définir l’aspect pur des messages :</text:p>
      <text:p text:style-name="P10">1msg = 13 attributs = 1 performatif + 11 attributs de gestion + 1 contenu</text:p>
      <text:p text:style-name="P7">INFORM et REQUEST </text:p>
      <text:p text:style-name="P7"><text:span text:style-name="T3">1/ INFORM <text:line-break/>Le contenu est une info</text:span></text:p>
      <text:p text:style-name="P7"><text:span text:style-name="T3">Pré condition : expediteur considère que le contenu est vrai et ne pense pas que le destinataire a déjà été averti du fait </text:span></text:p>
      <text:p text:style-name="P7"><text:span text:style-name="T3">Effet Logique : expéditeur s’attend à ce que le destinataire croit en la véracité du contenu.</text:span></text:p>
      <text:p text:style-name="P7"><text:span text:style-name="T3">2/REQUEST </text:span></text:p>
      <text:p text:style-name="P7"><text:soft-page-break/><text:span text:style-name="T3">Le contenu est une action.</text:span></text:p>
      <text:p text:style-name="P7"><text:span text:style-name="T3"><text:s/>Pré-condition : l’expéditeur pense que le destinataire est capable de réaliser l’action et ne l’a pas déjà fait.</text:span></text:p>
      <text:p text:style-name="P7"><text:span text:style-name="T3">Effet logique : l’expéditeur s’attend à ce que l’action soit exécutée</text:span></text:p>
      <text:p text:style-name="P7">Paramètres de la communication (voir diapo)</text:p>
      <text:p text:style-name="P8">Performatifs d’un message FIPA </text:p>
      <text:p text:style-name="P11">22 performatifs possibl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6:39:24.417857326</meta:creation-date>
    <dc:date>2017-03-20T17:48:38.070364892</dc:date>
    <meta:editing-duration>PT48M44S</meta:editing-duration>
    <meta:editing-cycles>9</meta:editing-cycles>
    <meta:generator>LibreOffice/5.2.2.2$Linux_X86_64 LibreOffice_project/20m0$Build-2</meta:generator>
    <meta:document-statistic meta:table-count="0" meta:image-count="0" meta:object-count="0" meta:page-count="3" meta:paragraph-count="40" meta:word-count="306" meta:character-count="1892" meta:non-whitespace-character-count="1596"/>
  </office:meta>
</office:document-meta>
</file>